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C000002979A7A906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8.508cm" svg:height="20.94cm" svg:x="-0.508cm" svg:y="0.06cm">
          <draw:image xlink:href="Pictures/100000000000034C000002979A7A9066.jpg" xlink:type="simple" xlink:show="embed" xlink:actuate="onLoad">
            <text:p/>
          </draw:image>
        </draw:frame>
        <draw:custom-shape draw:style-name="gr2" draw:text-style-name="P2" draw:layer="layout" svg:width="29.2cm" svg:height="4.2cm" svg:x="-1cm" svg:y="1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0:24:54.373455916</meta:creation-date>
    <dc:date>2016-10-07T10:26:59.600303705</dc:date>
    <meta:editing-duration>P0D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